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SCF Energy</text:p>
          </table:table-cell>
        </table:table-row>
        <table:table-row table:style-name="ro2">
          <table:table-cell office:value-type="string" calcext:value-type="string">
            <text:p>Pencen</text:p>
          </table:table-cell>
          <table:table-cell office:value-type="float" office:value="-846.741165656" calcext:value-type="float">
            <text:p>-846.741165656</text:p>
          </table:table-cell>
        </table:table-row>
        <table:table-row table:style-name="ro3">
          <table:table-cell office:value-type="string" calcext:value-type="string">
            <text:p>Tetcen</text:p>
          </table:table-cell>
          <table:table-cell office:value-type="float" office:value="-693.129837226" calcext:value-type="float">
            <text:p>-693.129837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6:51:18.201358291</meta:creation-date>
    <dc:date>2025-04-01T16:56:59.143709720</dc:date>
    <meta:editing-duration>PT5M42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